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1pt" fo:font-weight="bold" officeooo:rsid="0056abf1" officeooo:paragraph-rsid="0056abf1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21pt" fo:font-weight="bold" officeooo:rsid="01662c96" officeooo:paragraph-rsid="01662c96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21pt" fo:font-weight="bold" officeooo:rsid="01780378" officeooo:paragraph-rsid="01780378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21pt" officeooo:rsid="0166b591" officeooo:paragraph-rsid="0166b591" style:font-size-asian="21pt" style:font-size-complex="21pt" loext:padding="0cm" loext:border="none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21pt" officeooo:rsid="0014095c" officeooo:paragraph-rsid="0014095c" style:font-size-asian="21pt" style:font-size-complex="21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21pt" officeooo:rsid="000ca9d0" officeooo:paragraph-rsid="000ca9d0" style:font-size-asian="21pt" style:font-size-complex="21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21pt" officeooo:rsid="000ca9d0" officeooo:paragraph-rsid="005b56da" style:font-size-asian="21pt" style:font-size-complex="21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21pt" officeooo:rsid="001171bb" officeooo:paragraph-rsid="004f89ce" style:font-size-asian="21pt" style:font-size-complex="21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21pt" officeooo:rsid="00786976" officeooo:paragraph-rsid="018f90e9" style:font-size-asian="21pt" style:font-size-complex="21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21pt" officeooo:rsid="00786976" officeooo:paragraph-rsid="018ed82e" style:font-size-asian="21pt" style:font-size-complex="21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21pt" officeooo:rsid="00786976" officeooo:paragraph-rsid="01dc3f85" style:font-size-asian="21pt" style:font-size-complex="21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21pt" officeooo:rsid="01834015" officeooo:paragraph-rsid="0184c558" style:font-size-asian="21pt" style:font-size-complex="21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21pt" officeooo:rsid="01834015" officeooo:paragraph-rsid="01cf2f16" style:font-size-asian="21pt" style:font-size-complex="21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21pt" officeooo:rsid="019c1f49" officeooo:paragraph-rsid="019c1f49" style:font-size-asian="21pt" style:font-size-complex="21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21pt" officeooo:rsid="019c1f49" officeooo:paragraph-rsid="01cf2f16" style:font-size-asian="21pt" style:font-size-complex="21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21pt" officeooo:rsid="01bff341" officeooo:paragraph-rsid="01bff341" style:font-size-asian="21pt" style:font-size-complex="21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21pt" officeooo:rsid="01bff341" officeooo:paragraph-rsid="01cf2f16" style:font-size-asian="21pt" style:font-size-complex="21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21pt" officeooo:rsid="01ce6ac9" officeooo:paragraph-rsid="01cb5130" style:font-size-asian="21pt" style:font-size-complex="21pt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21pt" officeooo:rsid="01dab4d8" officeooo:paragraph-rsid="01d0f5e1" style:font-size-asian="21pt" style:font-size-complex="21pt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21pt" officeooo:rsid="01e08d10" officeooo:paragraph-rsid="01e08d10" style:font-size-asian="21pt" style:font-size-complex="21pt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21pt" officeooo:rsid="01e84936" officeooo:paragraph-rsid="01e84936" style:font-size-asian="21pt" style:font-size-complex="21pt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21pt" fo:font-weight="normal" officeooo:rsid="0076022a" officeooo:paragraph-rsid="01765cd8" style:font-size-asian="21pt" style:font-weight-asian="normal" style:font-size-complex="2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Mono" fo:font-size="21pt" officeooo:rsid="01d0f5e1" officeooo:paragraph-rsid="01d652e8" style:font-size-asian="21pt" style:font-size-complex="21pt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Mono" fo:font-size="21pt" fo:font-style="normal" fo:font-weight="normal" officeooo:rsid="014a5641" officeooo:paragraph-rsid="01dc3f85" style:font-size-asian="21pt" style:font-style-asian="normal" style:font-weight-asian="normal" style:font-size-complex="2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Mono" fo:font-size="21pt" fo:font-style="normal" fo:font-weight="normal" officeooo:rsid="01e918f6" officeooo:paragraph-rsid="01e918f6" style:font-size-asian="21pt" style:font-style-asian="normal" style:font-weight-asian="normal" style:font-size-complex="2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1pt" officeooo:paragraph-rsid="01780378" style:font-size-asian="21pt" style:font-size-complex="21pt"/>
    </style:style>
    <style:style style:name="P27" style:family="paragraph" style:parent-style-name="Standard">
      <style:paragraph-properties fo:text-align="start" style:justify-single-word="false"/>
      <style:text-properties fo:font-size="21pt" officeooo:paragraph-rsid="005a5483" style:font-size-asian="21pt" style:font-size-complex="21pt"/>
    </style:style>
    <style:style style:name="P28" style:family="paragraph" style:parent-style-name="Standard">
      <style:paragraph-properties fo:text-align="start" style:justify-single-word="false"/>
      <style:text-properties fo:font-size="21pt" officeooo:paragraph-rsid="01b06cd2" style:font-size-asian="21pt" style:font-size-complex="21pt"/>
    </style:style>
    <style:style style:name="P29" style:family="paragraph" style:parent-style-name="Standard">
      <style:paragraph-properties fo:text-align="start" style:justify-single-word="false"/>
      <style:text-properties fo:font-size="21pt" officeooo:paragraph-rsid="01bff341" style:font-size-asian="21pt" style:font-size-complex="21pt"/>
    </style:style>
    <style:style style:name="P30" style:family="paragraph" style:parent-style-name="Standard">
      <style:paragraph-properties fo:text-align="start" style:justify-single-word="false"/>
      <style:text-properties fo:font-size="21pt" officeooo:paragraph-rsid="0212f4e6" style:font-size-asian="21pt" style:font-size-complex="21pt"/>
    </style:style>
    <style:style style:name="P31" style:family="paragraph" style:parent-style-name="Standard">
      <style:paragraph-properties fo:text-align="start" style:justify-single-word="false"/>
      <style:text-properties fo:font-size="21pt" officeooo:paragraph-rsid="01cf2f16" style:font-size-asian="21pt" style:font-size-complex="21pt"/>
    </style:style>
    <style:style style:name="P32" style:family="paragraph" style:parent-style-name="Standard">
      <style:paragraph-properties fo:text-align="start" style:justify-single-word="false"/>
      <style:text-properties fo:font-size="21pt" officeooo:paragraph-rsid="01d0f5e1" style:font-size-asian="21pt" style:font-size-complex="21pt"/>
    </style:style>
    <style:style style:name="P33" style:family="paragraph" style:parent-style-name="Standard">
      <style:paragraph-properties fo:text-align="start" style:justify-single-word="false"/>
      <style:text-properties fo:font-size="21pt" officeooo:rsid="01f809bc" officeooo:paragraph-rsid="01f94783" style:font-size-asian="21pt" style:font-size-complex="21pt"/>
    </style:style>
    <style:style style:name="P34" style:family="paragraph" style:parent-style-name="Standard">
      <style:paragraph-properties fo:text-align="start" style:justify-single-word="false"/>
      <style:text-properties fo:font-size="21pt" officeooo:rsid="01cf2f16" officeooo:paragraph-rsid="01cf2f16" style:font-size-asian="21pt" style:font-size-complex="21pt"/>
    </style:style>
    <style:style style:name="P35" style:family="paragraph" style:parent-style-name="Standard">
      <style:paragraph-properties fo:text-align="start" style:justify-single-word="false"/>
      <style:text-properties fo:font-size="21pt" officeooo:rsid="01df6537" officeooo:paragraph-rsid="01df6537" style:font-size-asian="21pt" style:font-size-complex="21pt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21pt" officeooo:paragraph-rsid="01938d19" style:font-size-asian="21pt" style:font-size-complex="21pt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21pt" officeooo:paragraph-rsid="01994255" style:font-size-asian="21pt" style:font-size-complex="21pt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21pt" officeooo:paragraph-rsid="018fee9b" style:font-size-asian="21pt" style:font-size-complex="21pt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21pt" officeooo:paragraph-rsid="019a905b" style:font-size-asian="21pt" style:font-size-complex="21pt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21pt" officeooo:paragraph-rsid="022b899f" style:font-size-asian="21pt" style:font-size-complex="21pt"/>
    </style:style>
    <style:style style:name="P41" style:family="paragraph" style:parent-style-name="Standard">
      <style:paragraph-properties fo:text-align="start" style:justify-single-word="false"/>
      <style:text-properties fo:font-size="21pt" officeooo:paragraph-rsid="022b899f" style:font-size-asian="21pt" style:font-size-complex="21pt"/>
    </style:style>
    <style:style style:name="P42" style:family="paragraph" style:parent-style-name="Standard">
      <style:paragraph-properties fo:text-align="start" style:justify-single-word="false"/>
      <style:text-properties fo:font-size="21pt" officeooo:paragraph-rsid="02314b59" style:font-size-asian="21pt" style:font-size-complex="21pt"/>
    </style:style>
    <style:style style:name="P43" style:family="paragraph" style:parent-style-name="Standard">
      <style:paragraph-properties fo:text-align="start" style:justify-single-word="false"/>
      <style:text-properties fo:font-size="21pt" officeooo:rsid="01dab4d8" officeooo:paragraph-rsid="022f02ef" style:font-size-asian="21pt" style:font-size-complex="21pt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Mono" fo:font-size="21pt" officeooo:rsid="01834015" officeooo:paragraph-rsid="018fee9b" style:font-size-asian="21pt" style:font-size-complex="21pt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Liberation Mono" fo:font-size="21pt" officeooo:rsid="01e08d10" officeooo:paragraph-rsid="01e08d10" style:font-size-asian="21pt" style:font-size-complex="21pt"/>
    </style:style>
    <style:style style:name="P46" style:family="paragraph" style:parent-style-name="Standard">
      <style:paragraph-properties fo:text-align="start" style:justify-single-word="false"/>
      <style:text-properties style:font-name="Liberation Mono" fo:font-size="21pt" officeooo:rsid="01e08d10" officeooo:paragraph-rsid="01e08d10" style:font-size-asian="21pt" style:font-size-complex="21pt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Liberation Mono" fo:font-size="21pt" officeooo:rsid="01e84936" officeooo:paragraph-rsid="01e84936" style:font-size-asian="21pt" style:font-size-complex="21pt"/>
    </style:style>
    <style:style style:name="P48" style:family="paragraph" style:parent-style-name="Standard">
      <style:paragraph-properties fo:text-align="start" style:justify-single-word="false"/>
      <style:text-properties style:font-name="Liberation Mono" fo:font-size="21pt" officeooo:rsid="005a5483" officeooo:paragraph-rsid="005a5483" style:font-size-asian="21pt" style:font-size-complex="21pt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Liberation Mono" fo:font-size="21pt" officeooo:rsid="01c4840b" officeooo:paragraph-rsid="0212f4e6" style:font-size-asian="21pt" style:font-size-complex="21pt"/>
    </style:style>
    <style:style style:name="P50" style:family="paragraph" style:parent-style-name="Standard">
      <style:paragraph-properties fo:text-align="start" style:justify-single-word="false"/>
      <style:text-properties officeooo:paragraph-rsid="01e84936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Mono" fo:font-size="21pt" officeooo:rsid="01e08d10" officeooo:paragraph-rsid="01e08d10" style:font-size-asian="21pt" style:font-size-complex="21pt"/>
    </style:style>
    <style:style style:name="P52" style:family="paragraph" style:parent-style-name="Standard">
      <style:paragraph-properties fo:text-align="start" style:justify-single-word="false" fo:break-before="page"/>
      <style:text-properties fo:font-size="21pt" officeooo:paragraph-rsid="02314b59" style:font-size-asian="21pt" style:font-size-complex="2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76022a"/>
    </style:style>
    <style:style style:name="T4" style:family="text">
      <style:text-properties style:font-name="Liberation Mono" officeooo:rsid="01780378"/>
    </style:style>
    <style:style style:name="T5" style:family="text">
      <style:text-properties style:font-name="Liberation Mono" officeooo:rsid="0178706f"/>
    </style:style>
    <style:style style:name="T6" style:family="text">
      <style:text-properties style:font-name="Liberation Mono" fo:font-weight="bold" style:font-weight-asian="bold" style:font-weight-complex="bold"/>
    </style:style>
    <style:style style:name="T7" style:family="text">
      <style:text-properties style:font-name="Liberation Mono" fo:font-weight="bold" officeooo:rsid="0178706f" style:font-weight-asian="bold" style:font-weight-complex="bold"/>
    </style:style>
    <style:style style:name="T8" style:family="text">
      <style:text-properties style:font-name="Liberation Mono" fo:font-weight="bold" officeooo:rsid="01780378" style:font-weight-asian="bold" style:font-weight-complex="bold"/>
    </style:style>
    <style:style style:name="T9" style:family="text">
      <style:text-properties style:font-name="Liberation Mono" fo:font-weight="bold" officeooo:rsid="0200bb18" style:font-weight-asian="bold" style:font-weight-complex="bold"/>
    </style:style>
    <style:style style:name="T10" style:family="text">
      <style:text-properties style:font-name="Liberation Mono" fo:font-weight="bold" officeooo:rsid="01dc3f85" style:font-weight-asian="bold" style:font-weight-complex="bold"/>
    </style:style>
    <style:style style:name="T11" style:family="text">
      <style:text-properties style:font-name="Liberation Mono" officeooo:rsid="01ff3543"/>
    </style:style>
    <style:style style:name="T12" style:family="text">
      <style:text-properties style:font-name="Liberation Mono" officeooo:rsid="02009c49"/>
    </style:style>
    <style:style style:name="T13" style:family="text">
      <style:text-properties style:font-name="Liberation Mono" officeooo:rsid="01f94783"/>
    </style:style>
    <style:style style:name="T14" style:family="text">
      <style:text-properties style:font-name="Liberation Mono" officeooo:rsid="0200bb18"/>
    </style:style>
    <style:style style:name="T15" style:family="text">
      <style:text-properties style:font-name="Liberation Mono" fo:font-weight="normal" officeooo:rsid="01f94783" style:font-weight-asian="normal" style:font-weight-complex="normal"/>
    </style:style>
    <style:style style:name="T16" style:family="text">
      <style:text-properties style:font-name="Liberation Mono" officeooo:rsid="005a5483"/>
    </style:style>
    <style:style style:name="T17" style:family="text">
      <style:text-properties style:font-name="Liberation Mono" officeooo:rsid="00717041"/>
    </style:style>
    <style:style style:name="T18" style:family="text">
      <style:text-properties style:font-name="Liberation Mono" officeooo:rsid="01799a94"/>
    </style:style>
    <style:style style:name="T19" style:family="text">
      <style:text-properties style:font-name="Liberation Mono" officeooo:rsid="017ba757"/>
    </style:style>
    <style:style style:name="T20" style:family="text">
      <style:text-properties style:font-name="Liberation Mono" officeooo:rsid="017bafed"/>
    </style:style>
    <style:style style:name="T21" style:family="text">
      <style:text-properties style:font-name="Liberation Mono" officeooo:rsid="02069e34"/>
    </style:style>
    <style:style style:name="T22" style:family="text">
      <style:text-properties style:font-name="Liberation Mono" officeooo:rsid="02096df7"/>
    </style:style>
    <style:style style:name="T23" style:family="text">
      <style:text-properties style:font-name="Liberation Mono" officeooo:rsid="00786976"/>
    </style:style>
    <style:style style:name="T24" style:family="text">
      <style:text-properties style:font-name="Liberation Mono" officeooo:rsid="0199e241"/>
    </style:style>
    <style:style style:name="T25" style:family="text">
      <style:text-properties style:font-name="Liberation Mono" fo:font-style="normal" fo:font-weight="normal" officeooo:rsid="00786976" style:font-style-asian="normal" style:font-weight-asian="normal"/>
    </style:style>
    <style:style style:name="T26" style:family="text">
      <style:text-properties style:font-name="Liberation Mono" fo:font-style="normal" fo:font-weight="normal" officeooo:rsid="018bb413" style:font-style-asian="normal" style:font-weight-asian="normal"/>
    </style:style>
    <style:style style:name="T27" style:family="text">
      <style:text-properties style:font-name="Liberation Mono" fo:font-style="normal" fo:font-weight="normal" officeooo:rsid="018cf4cc" style:font-style-asian="normal" style:font-weight-asian="normal"/>
    </style:style>
    <style:style style:name="T28" style:family="text">
      <style:text-properties style:font-name="Liberation Mono" fo:font-style="normal" fo:font-weight="normal" officeooo:rsid="018ea696" style:font-style-asian="normal" style:font-weight-asian="normal"/>
    </style:style>
    <style:style style:name="T29" style:family="text">
      <style:text-properties style:font-name="Liberation Mono" fo:font-style="normal" fo:font-weight="normal" officeooo:rsid="019a905b" style:font-style-asian="normal" style:font-weight-asian="normal"/>
    </style:style>
    <style:style style:name="T30" style:family="text">
      <style:text-properties style:font-name="Liberation Mono" fo:font-style="normal" fo:font-weight="normal" officeooo:rsid="019ff1b5" style:font-style-asian="normal" style:font-weight-asian="normal"/>
    </style:style>
    <style:style style:name="T31" style:family="text">
      <style:text-properties style:font-name="Liberation Mono" officeooo:rsid="01834015"/>
    </style:style>
    <style:style style:name="T32" style:family="text">
      <style:text-properties style:font-name="Liberation Mono" officeooo:rsid="019a3805"/>
    </style:style>
    <style:style style:name="T33" style:family="text">
      <style:text-properties style:font-name="Liberation Mono" officeooo:rsid="019c1f49"/>
    </style:style>
    <style:style style:name="T34" style:family="text">
      <style:text-properties style:font-name="Liberation Mono" officeooo:rsid="01b06cd2"/>
    </style:style>
    <style:style style:name="T35" style:family="text">
      <style:text-properties style:font-name="Liberation Mono" officeooo:rsid="01bff341"/>
    </style:style>
    <style:style style:name="T36" style:family="text">
      <style:text-properties style:font-name="Liberation Mono" officeooo:rsid="01d0f5e1"/>
    </style:style>
    <style:style style:name="T37" style:family="text">
      <style:text-properties style:font-name="Liberation Mono" officeooo:rsid="01b4092a"/>
    </style:style>
    <style:style style:name="T38" style:family="text">
      <style:text-properties style:font-name="Liberation Mono" officeooo:rsid="01cd5271"/>
    </style:style>
    <style:style style:name="T39" style:family="text">
      <style:text-properties style:font-name="Liberation Mono" officeooo:rsid="01ce6ac9"/>
    </style:style>
    <style:style style:name="T40" style:family="text">
      <style:text-properties style:font-name="Liberation Mono" officeooo:rsid="01cf2f16"/>
    </style:style>
    <style:style style:name="T41" style:family="text">
      <style:text-properties style:font-name="Liberation Mono" officeooo:rsid="01e23c12"/>
    </style:style>
    <style:style style:name="T42" style:family="text">
      <style:text-properties style:font-name="Liberation Mono" officeooo:rsid="01e08d10"/>
    </style:style>
    <style:style style:name="T43" style:family="text">
      <style:text-properties style:font-name="Liberation Mono" officeooo:rsid="01dab4d8"/>
    </style:style>
    <style:style style:name="T44" style:family="text">
      <style:text-properties style:font-name="Liberation Mono" officeooo:rsid="01e298f0"/>
    </style:style>
    <style:style style:name="T45" style:family="text">
      <style:text-properties style:font-name="Liberation Mono" officeooo:rsid="01dae29b"/>
    </style:style>
    <style:style style:name="T46" style:family="text">
      <style:text-properties style:font-name="Liberation Mono" officeooo:rsid="01e58c88"/>
    </style:style>
    <style:style style:name="T47" style:family="text">
      <style:text-properties style:font-name="Liberation Mono" officeooo:rsid="01e30408"/>
    </style:style>
    <style:style style:name="T48" style:family="text">
      <style:text-properties style:font-name="Liberation Mono" fo:font-size="21pt" officeooo:rsid="01e84936" style:font-size-asian="21pt" style:font-size-complex="21pt"/>
    </style:style>
    <style:style style:name="T49" style:family="text">
      <style:text-properties style:font-name="Liberation Mono" fo:font-size="21pt" officeooo:rsid="020f4837" style:font-size-asian="21pt" style:font-size-complex="21pt"/>
    </style:style>
    <style:style style:name="T50" style:family="text">
      <style:text-properties style:font-name="Liberation Mono" fo:font-size="21pt" officeooo:rsid="01e918f6" style:font-size-asian="21pt" style:font-size-complex="21pt"/>
    </style:style>
    <style:style style:name="T51" style:family="text">
      <style:text-properties style:font-name="Liberation Mono" fo:font-size="21pt" officeooo:rsid="02282a6b" style:font-size-asian="21pt" style:font-size-complex="21pt"/>
    </style:style>
    <style:style style:name="T52" style:family="text">
      <style:text-properties style:font-name="Liberation Mono" officeooo:rsid="01dc3f85"/>
    </style:style>
    <style:style style:name="T53" style:family="text">
      <style:text-properties style:font-name="Liberation Mono" officeooo:rsid="01cb5130"/>
    </style:style>
    <style:style style:name="T54" style:family="text">
      <style:text-properties style:text-position="0% 100%" style:font-name="Liberation Mono" officeooo:rsid="01b4092a"/>
    </style:style>
    <style:style style:name="T55" style:family="text">
      <style:text-properties style:text-position="0% 100%" style:font-name="Liberation Mono" officeooo:rsid="01caed3e"/>
    </style:style>
    <style:style style:name="T56" style:family="text">
      <style:text-properties style:text-position="0% 100%" style:font-name="Liberation Mono" officeooo:rsid="01b5c0f3"/>
    </style:style>
    <style:style style:name="T57" style:family="text">
      <style:text-properties style:text-position="0% 100%" style:font-name="Liberation Mono" officeooo:rsid="01b9a4f7"/>
    </style:style>
    <style:style style:name="T58" style:family="text">
      <style:text-properties style:text-position="0% 100%" style:font-name="Liberation Mono" officeooo:rsid="01b8f20e"/>
    </style:style>
    <style:style style:name="T59" style:family="text">
      <style:text-properties style:text-position="0% 100%" style:font-name="Liberation Mono" officeooo:rsid="01c911b2"/>
    </style:style>
    <style:style style:name="T60" style:family="text">
      <style:text-properties style:text-position="0% 100%" style:font-name="Liberation Mono" officeooo:rsid="01c4840b"/>
    </style:style>
    <style:style style:name="T61" style:family="text">
      <style:text-properties style:text-position="0% 100%" style:font-name="Liberation Mono" officeooo:rsid="01c625d1"/>
    </style:style>
    <style:style style:name="T62" style:family="text">
      <style:text-properties style:text-position="0% 100%" style:font-name="Liberation Mono" officeooo:rsid="01cb5130"/>
    </style:style>
    <style:style style:name="T63" style:family="text">
      <style:text-properties style:text-position="0% 100%" style:font-name="Liberation Mono" officeooo:rsid="01d29ba4"/>
    </style:style>
    <style:style style:name="T64" style:family="text">
      <style:text-properties style:text-position="0% 100%" style:font-name="Liberation Mono" officeooo:rsid="01d4547c"/>
    </style:style>
    <style:style style:name="T65" style:family="text">
      <style:text-properties style:text-position="sub 58%" style:font-name="Liberation Mono" officeooo:rsid="01b4092a"/>
    </style:style>
    <style:style style:name="T66" style:family="text">
      <style:text-properties style:text-position="sub 58%" style:font-name="Liberation Mono" officeooo:rsid="01caed3e"/>
    </style:style>
    <style:style style:name="T67" style:family="text">
      <style:text-properties officeooo:rsid="01687193"/>
    </style:style>
    <style:style style:name="T68" style:family="text">
      <style:text-properties fo:font-variant="normal" fo:text-transform="none" fo:color="#222222" style:text-position="0% 100%" style:font-name="Liberation Mono" fo:letter-spacing="normal" officeooo:rsid="01b9a4f7"/>
    </style:style>
    <style:style style:name="T69" style:family="text">
      <style:text-properties fo:font-variant="normal" fo:text-transform="none" fo:color="#222222" style:text-position="0% 100%" style:font-name="Liberation Mono" fo:letter-spacing="normal" officeooo:rsid="01b8f20e"/>
    </style:style>
    <style:style style:name="T70" style:family="text">
      <style:text-properties officeooo:rsid="01eb11b3"/>
    </style:style>
    <style:style style:name="T71" style:family="text">
      <style:text-properties officeooo:rsid="0076022a"/>
    </style:style>
    <style:style style:name="T72" style:family="text">
      <style:text-properties officeooo:rsid="00767dc3"/>
    </style:style>
    <style:style style:name="T73" style:family="text">
      <style:text-properties officeooo:rsid="00786976"/>
    </style:style>
    <style:style style:name="T74" style:family="text">
      <style:text-properties officeooo:rsid="01dc3f8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ccess</text:p>
      <text:p text:style-name="P1"/>
      <text:p text:style-name="P4"><text:span text:style-name="T1">Sushant Singh Rajput</text:span> said <text:line-break/><text:line-break/><draw:frame draw:style-name="fr1" draw:name="Object3" text:anchor-type="as-char" svg:y="-0.66cm" svg:width="7.818cm" svg:height="0.818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67">but</text:span><draw:frame draw:style-name="fr1" draw:name="Object4" text:anchor-type="as-char" svg:y="-0.66cm" svg:width="8.632cm" svg:height="0.818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/>
      <text:p text:style-name="P6"><draw:frame draw:style-name="fr1" draw:name="Object1" text:anchor-type="as-char" svg:y="-1.852cm" svg:width="18.008cm" svg:height="2.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26"><text:span text:style-name="T3">T</text:span><text:span text:style-name="T4">his equation beautifully </text:span><text:span text:style-name="T5">explains the true meaning of </text:span><text:span text:style-name="T7">Success</text:span><text:span text:style-name="T5"> proposed by </text:span><text:span text:style-name="T7">Sushant Singh Rajput</text:span><text:span text:style-name="T8">.</text:span></text:p>
      <text:p text:style-name="P3"/>
      <text:p text:style-name="P33"><text:span text:style-name="T2">We also need </text:span><text:span text:style-name="T4">M</text:span><text:span text:style-name="T2">oney or fame because those are essential or important </text:span><text:span text:style-name="T11">in life </text:span><text:span text:style-name="T2">as petrol in a car </text:span><text:span text:style-name="T12">b</text:span><text:span text:style-name="T13">ut the true meaning </text:span><text:span text:style-name="T14">of </text:span><text:span text:style-name="T9">Success</text:span><text:span text:style-name="T13"> </text:span><text:span text:style-name="T15">proposed</text:span><text:span text:style-name="T13"> by </text:span><text:span text:style-name="T7">Sushant Singh Rajput</text:span><text:span text:style-name="T4"> </text:span><text:span text:style-name="T13">is to focus on now + excitement.</text:span></text:p>
      <text:p text:style-name="P22"/>
      <text:p text:style-name="P48">Where,</text:p>
      <text:p text:style-name="P27"><text:span text:style-name="T16"><draw:frame draw:style-name="fr1" draw:name="Object9" text:anchor-type="as-char" svg:y="-1.296cm" svg:width="9.414cm" svg:height="2.09cm" draw:z-index="1"><draw:object xlink:href="./Object 9" xlink:type="simple" xlink:show="embed" xlink:actuate="onLoad"/><draw:image xlink:href="./ObjectReplacements/Object 9" xlink:type="simple" xlink:show="embed" xlink:actuate="onLoad"/></draw:frame></text:span><text:span text:style-name="T17">is </text:span><text:span text:style-name="T16">represents </text:span><text:span text:style-name="T18">Total excitement we felt in our life </text:span><text:span text:style-name="T19">due to </text:span><text:span text:style-name="T20">so many</text:span><text:span text:style-name="T19"> causes </text:span><text:span text:style-name="T21">and that cause </text:span><text:span text:style-name="T22">can be</text:span><text:span text:style-name="T21"> deeply effected by the amount of money or fame.</text:span></text:p>
      <text:p text:style-name="P7"/>
      <text:p text:style-name="P8">Prof – <text:span text:style-name="T71">N</text:span><text:span text:style-name="T72">ow, </text:span><text:span text:style-name="T73">Let</text:span></text:p>
      <text:p text:style-name="P9"/>
      <text:list xml:id="list1772413146" text:style-name="L1">
        <text:list-item>
          <text:p text:style-name="P36"><text:span text:style-name="T23"><draw:frame draw:style-name="fr1" draw:name="Object14" text:anchor-type="as-char" svg:y="-0.674cm" svg:width="7.354cm" svg:height="0.884cm" draw:z-index="4"><draw:object xlink:href="./Object 14" xlink:type="simple" xlink:show="embed" xlink:actuate="onLoad"/><draw:image xlink:href="./ObjectReplacements/Object 14" xlink:type="simple" xlink:show="embed" xlink:actuate="onLoad"/></draw:frame></text:span><text:span text:style-name="T23"><text:s text:c="20"/></text:span><text:span text:style-name="T24">(1)</text:span></text:p>
          <text:p text:style-name="P37"><text:span text:style-name="T25">represents Money and Fame someone had </text:span><text:span text:style-name="T2">at some time </text:span><text:span text:style-name="T31">t.</text:span><text:span text:style-name="T23"> </text:span></text:p>
        </text:list-item>
      </text:list>
      <text:p text:style-name="P10"><text:soft-page-break/></text:p>
      <text:list xml:id="list721902345" text:style-name="L2">
        <text:list-item>
          <text:p text:style-name="P38"><draw:frame draw:style-name="fr1" draw:name="Object15" text:anchor-type="as-char" svg:y="-0.674cm" svg:width="8.867cm" svg:height="0.942cm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text:s text:c="41"/><text:span text:style-name="T32">(2)</text:span><text:span text:style-name="T2"> </text:span></text:p>
          <text:p text:style-name="P38"><text:span text:style-name="T25">represents </text:span><text:span text:style-name="T26">the amount of </text:span><text:span text:style-name="T25">Money and Fame someone </text:span><text:span text:style-name="T27">feels he/she need to </text:span><text:span text:style-name="T28">feel </text:span><text:span text:style-name="T27">happy at some time t</text:span><text:span text:style-name="T31">.</text:span></text:p>
          <text:p text:style-name="P44"/>
        </text:list-item>
        <text:list-item>
          <text:p text:style-name="P39"><draw:frame draw:style-name="fr1" draw:name="Object19" text:anchor-type="as-char" svg:y="-0.674cm" svg:width="5.267cm" svg:height="0.942cm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text:s text:c="10"/><text:span text:style-name="T25"><text:s text:c="21"/></text:span><text:span text:style-name="T29">(3)</text:span></text:p>
          <text:p text:style-name="P40"><text:span text:style-name="T25">represents </text:span><text:span text:style-name="T26">the amount of </text:span><text:span text:style-name="T30">Happiness</text:span><text:span text:style-name="T25"> someone </text:span><text:span text:style-name="T27">feels </text:span><text:span text:style-name="T30">due to some cause</text:span><text:span text:style-name="T27"> at some time t</text:span><text:span text:style-name="T31">.</text:span></text:p>
        </text:list-item>
      </text:list>
      <text:p text:style-name="P41"><text:span text:style-name="T31"/></text:p>
      <text:p text:style-name="P41"><text:span text:style-name="T31">N</text:span><text:span text:style-name="T33">ow, By </text:span><text:span text:style-name="T34">using </text:span><text:span text:style-name="T33">equation (</text:span><text:span text:style-name="T34">3</text:span><text:span text:style-name="T33">)</text:span></text:p>
      <text:p text:style-name="P28"><text:span text:style-name="T34">Equation </text:span><text:span text:style-name="T33">(</text:span><text:span text:style-name="T34">2</text:span><text:span text:style-name="T33">) </text:span><text:span text:style-name="T34">can be write as follow</text:span></text:p>
      <text:p text:style-name="P14"/>
      <text:p text:style-name="P29"><text:span text:style-name="T31"><draw:frame draw:style-name="fr1" draw:name="Object20" text:anchor-type="as-char" svg:y="-0.803cm" svg:width="14.998cm" svg:height="1.663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5">, <text:s text:c="4"/></text:span><text:span text:style-name="T36">(4)</text:span></text:p>
      <text:p text:style-name="P16"/>
      <text:p text:style-name="P29"><text:span text:style-name="T31"><draw:frame draw:style-name="fr1" draw:name="Object21" text:anchor-type="as-char" svg:y="-0.803cm" svg:width="14.252cm" svg:height="1.663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"><text:s text:c="7"/></text:span><text:span text:style-name="T36">(5)</text:span></text:p>
      <text:p text:style-name="P12"/>
      <text:p text:style-name="P30"><text:span text:style-name="T31">w</text:span><text:span text:style-name="T37">here c</text:span><text:span text:style-name="T65">1</text:span><text:span text:style-name="T54"> </text:span><text:span text:style-name="T55">and c</text:span><text:span text:style-name="T66">2</text:span><text:span text:style-name="T55"> </text:span><text:span text:style-name="T54">is just some value</text:span><text:span text:style-name="T55">s</text:span><text:span text:style-name="T54"> and </text:span><text:span text:style-name="T55">these values may</text:span><text:span text:style-name="T54"> varies from person to person, situation to situation </text:span><text:span text:style-name="T56">i.e. One person may feels happy with getting </text:span><text:span text:style-name="T68">₹</text:span><text:span text:style-name="T57"> </text:span><text:span text:style-name="T56">10000 and on the other hand other person may feels not enough happy from getting </text:span><text:span text:style-name="T69">₹</text:span><text:span text:style-name="T58"> </text:span><text:span text:style-name="T56">1lakh</text:span><text:span text:style-name="T59"> and </text:span><text:span text:style-name="T60">same as Fame</text:span><text:span text:style-name="T61">,</text:span><text:span text:style-name="T60"> someone may feels so much happy from just little Fame.</text:span></text:p>
      <text:p text:style-name="P49"/>
      <text:p text:style-name="P42"><text:span text:style-name="T56">N</text:span><text:span text:style-name="T62">ow, When a parson achieve his/her goals of Money and Fame then he/she <text:s text:c="2"/>will feels happy for a while after that he/she will set new higher goals. <text:s text:c="18"/></text:span><text:span text:style-name="T63">(6)</text:span></text:p>
      <text:p text:style-name="P52"><text:span text:style-name="T31">N</text:span><text:span text:style-name="T53">ow, let </text:span><text:span text:style-name="T53"><draw:frame draw:style-name="fr1" draw:name="Object22" text:anchor-type="as-char" svg:y="-0.783cm" svg:width="9.172cm" svg:height="1.154cm" draw:z-index="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8">represents the time for a person feels happy after achieving his/her Money and Fame goals </text:span><text:span text:style-name="T39">respectively.</text:span></text:p>
      <text:p text:style-name="P18"/>
      <text:p text:style-name="P31"><text:span text:style-name="T39">N</text:span><text:span text:style-name="T40">ow, After </text:span><text:span text:style-name="T40"><draw:frame draw:style-name="fr1" draw:name="Object23" text:anchor-type="as-char" svg:y="-0.783cm" svg:width="9.172cm" svg:height="1.154cm" draw:z-index="1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5"/>
      <text:p text:style-name="P31"><text:span text:style-name="T31"><draw:frame draw:style-name="fr1" draw:name="Object25" text:anchor-type="as-char" svg:y="-0.803cm" svg:width="15.004cm" svg:height="1.663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5">, <text:s text:c="4"/></text:span><text:span text:style-name="T41">(7)</text:span></text:p>
      <text:p text:style-name="P17"/>
      <text:p text:style-name="P34"><text:span text:style-name="T31"><draw:frame draw:style-name="fr1" draw:name="Object24" text:anchor-type="as-char" svg:y="-0.803cm" svg:width="14.272cm" svg:height="1.663cm" draw:z-index="1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"><text:s text:c="7"/></text:span><text:span text:style-name="T41">(8)</text:span></text:p>
      <text:p text:style-name="P13"/>
      <text:p text:style-name="P32"><text:span text:style-name="T31">B</text:span><text:span text:style-name="T36">ut, </text:span><text:span text:style-name="T42">A</text:span><text:span text:style-name="T63">ccording to </text:span><text:span text:style-name="T64">(6)</text:span></text:p>
      <text:p text:style-name="P23"/>
      <text:p text:style-name="P32"><text:span text:style-name="T36"><text:s/></text:span><text:span text:style-name="T36"><draw:frame draw:style-name="fr1" draw:name="Object26" text:anchor-type="as-char" svg:y="-0.66cm" svg:width="5.449cm" svg:height="0.928cm" draw:z-index="1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6"><text:s text:c="26"/></text:span><text:span text:style-name="T43">(</text:span><text:span text:style-name="T44">9</text:span><text:span text:style-name="T43">)</text:span></text:p>
      <text:p text:style-name="P19"/>
      <text:p text:style-name="P43"><text:span text:style-name="T2">From above equation </text:span><text:span text:style-name="T44">(9)</text:span><text:span text:style-name="T2">, It’s clear that the desire of getting more money or fame will increasing </text:span><text:span text:style-name="T45">forever and the amount in which it increases will varies according to person to person or situation to situation.</text:span></text:p>
      <text:p text:style-name="P43"><text:span text:style-name="T45"/></text:p>
      <text:p text:style-name="P43"><text:span text:style-name="T45">S</text:span><text:span text:style-name="T52">o, Now it’s clear that it is a bad idea to represent </text:span><text:span text:style-name="T10">Success</text:span><text:span text:style-name="T52"> in the form of</text:span><text:span text:style-name="T74"><draw:frame draw:style-name="fr1" draw:name="Object27" text:anchor-type="as-char" svg:y="-0.674cm" svg:width="7.354cm" svg:height="0.884cm" draw:z-index="1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3">.</text:span></text:p>
      <text:p text:style-name="P11"/>
      <text:p text:style-name="P35"><text:span text:style-name="T23">O</text:span><text:span text:style-name="T2">n the other hand if we </text:span><text:span text:style-name="T46">somehow </text:span><text:span text:style-name="T2">write </text:span><text:span text:style-name="T6">Success</text:span><text:span text:style-name="T2"> in the from of</text:span><text:span text:style-name="T2"><draw:frame draw:style-name="fr1" draw:name="Object2" text:anchor-type="as-char" svg:y="-0.674cm" svg:width="4.44cm" svg:height="0.884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7">as </text:span><text:span text:style-name="T5">proposed by </text:span><text:span text:style-name="T7">Sushant Singh Rajput.</text:span></text:p>
      <text:p text:style-name="P20"/>
      <text:p text:style-name="P20"/>
      <text:p text:style-name="P51">Now, Let </text:p>
      <text:p text:style-name="P20"/>
      <text:list xml:id="list4251322580" text:style-name="L3">
        <text:list-item>
          <text:p text:style-name="P45"><draw:frame draw:style-name="fr1" draw:name="Object5" text:anchor-type="as-char" svg:y="-0.803cm" svg:width="6.475cm" svg:height="1.124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text:p text:style-name="P47">represents the amount of excitement someone may feels due to some cause at some time t.</text:p>
          <text:p text:style-name="P47"/>
        </text:list-item>
      </text:list>
      <text:p text:style-name="P21">We know, When we feels excitement about anything then at that moment we feels the real happiness.</text:p>
      <text:p text:style-name="P21"/>
      <text:p text:style-name="P50"><text:span text:style-name="T48">So, We can rewrite the over all Success of someone in the form </text:span><text:span text:style-name="T49">of </text:span><text:span text:style-name="T48">Excitement as the integration of summation of amount of excitement</text:span><text:span text:style-name="T50">s</text:span><text:span text:style-name="T48"> someone felt by </text:span><text:span text:style-name="T51">each</text:span><text:span text:style-name="T48"> cause as follow.</text:span></text:p>
      <text:p text:style-name="P24"/>
      <text:p text:style-name="P24"><draw:frame draw:style-name="fr1" draw:name="Object6" text:anchor-type="as-char" svg:y="-1.852cm" svg:width="18.008cm" svg:height="2.99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4"/>
      <text:p text:style-name="P25">Hence proved <text:span text:style-name="T70">this beautiful equation about succes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499cm" fo:margin-left="0.794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4T22:07:34.252000000</dc:date>
    <meta:editing-duration>PT7H48M31S</meta:editing-duration>
    <meta:editing-cycles>498</meta:editing-cycles>
    <meta:generator>LibreOffice/6.4.5.2$Windows_X86_64 LibreOffice_project/a726b36747cf2001e06b58ad5db1aa3a9a1872d6</meta:generator>
    <meta:document-statistic meta:table-count="0" meta:image-count="0" meta:object-count="18" meta:page-count="4" meta:paragraph-count="38" meta:word-count="420" meta:character-count="2390" meta:non-whitespace-character-count="1845"/>
  </office:meta>
</office:document-meta>
</file>

<file path=Object 1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{cause}( t )} dt</annotation>
  </semantics>
</math>
</file>

<file path=Object 14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1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text> and </mtext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</mrow>
    <annotation encoding="StarMath 5.0">mind_{Money}(t)" and "mind_{Fame}(t)</annotation>
  </semantics>
</math>
</file>

<file path=Object 19/content.xml><?xml version="1.0" encoding="utf-8"?>
<math xmlns="http://www.w3.org/1998/Math/MathML" display="block">
  <semantics>
    <mrow>
      <msub>
        <mi mathvariant="italic">Happiness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Happiness_cause( t )</annotation>
  </semantics>
</math>
</file>

<file path=Object 2/content.xml><?xml version="1.0" encoding="utf-8"?>
<math xmlns="http://www.w3.org/1998/Math/MathML" display="block">
  <semantics>
    <mrow>
      <mi mathvariant="italic">Excitement</mi>
      <mrow>
        <mo fence="true" stretchy="false">(</mo>
        <mrow>
          <mi>t</mi>
        </mrow>
        <mo fence="true" stretchy="false">)</mo>
      </mrow>
    </mrow>
    <annotation encoding="StarMath 5.0">Excitement( t )</annotation>
  </semantics>
</math>
</file>

<file path=Object 20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1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1 } Happiness_{ Money(t) }</annotation>
  </semantics>
</math>
</file>

<file path=Object 21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2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2 } Happiness_{ Fame(t) }</annotation>
  </semantics>
</math>
</file>

<file path=Object 22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3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4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4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4 } Happiness_{ Fame(t) }</annotation>
  </semantics>
</math>
</file>

<file path=Object 2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3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3 } Happiness_{ Money(t) }</annotation>
  </semantics>
</math>
</file>

<file path=Object 26/content.xml><?xml version="1.0" encoding="utf-8"?>
<math xmlns="http://www.w3.org/1998/Math/MathML" display="block">
  <semantics>
    <mrow>
      <mrow>
        <msub>
          <mi>c</mi>
          <mn>3</mn>
        </msub>
        <mo stretchy="false">≥</mo>
        <msub>
          <mi>c</mi>
          <mn>1</mn>
        </msub>
      </mrow>
      <mtext> and </mtext>
      <mrow>
        <msub>
          <mi>c</mi>
          <mn>4</mn>
        </msub>
        <mo stretchy="false">≥</mo>
        <msub>
          <mi>c</mi>
          <mn>2</mn>
        </msub>
      </mrow>
    </mrow>
    <annotation encoding="StarMath 5.0">c_3 &gt;= c_1" and " c_4 &gt;= c_2</annotation>
  </semantics>
</math>
</file>

<file path=Object 27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3/content.xml><?xml version="1.0" encoding="utf-8"?>
<math xmlns="http://www.w3.org/1998/Math/MathML" display="block">
  <semantics>
    <mrow>
      <mi mathvariant="italic">Succcess</mi>
      <mo stretchy="false">≠</mo>
      <mrow>
        <mi mathvariant="italic">Money</mi>
        <mo stretchy="false">+</mo>
        <mi mathvariant="italic">Fame</mi>
      </mrow>
    </mrow>
    <annotation encoding="StarMath 5.0">Succcess &lt;&gt; Money + Fame</annotation>
  </semantics>
</math>
</file>

<file path=Object 4/content.xml><?xml version="1.0" encoding="utf-8"?>
<math xmlns="http://www.w3.org/1998/Math/MathML" display="block">
  <semantics>
    <mrow>
      <msub>
        <mi mathvariant="italic">Excitement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Excitement_cause( t )</annotation>
  </semantics>
</math>
</file>

<file path=Object 5/content.xml><?xml version="1.0" encoding="utf-8"?>
<math xmlns="http://www.w3.org/1998/Math/MathML" display="block">
  <semantics>
    <mrow>
      <mi mathvariant="italic">Succcess</mi>
      <mo stretchy="false">=</mo>
      <mrow>
        <mi mathvariant="italic">Now</mi>
        <mo stretchy="false">+</mo>
        <mi mathvariant="italic">excitement</mi>
      </mrow>
    </mrow>
    <annotation encoding="StarMath 5.0">Succcess = Now + excitement</annotation>
  </semantics>
</math>
</file>

<file path=Object 6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cause( t )} dt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 mathvariant="italic">Birth</mi>
          <mi mathvariant="italic">Death</mi>
        </munderover>
        <mrow>
          <mover>
            <mo stretchy="false">∑</mo>
            <mtext>All causes</mtext>
          </mover>
          <mrow>
            <msub>
              <mi mathvariant="italic">Excitement</mi>
              <mi mathvariant="italic">cause</mi>
            </msub>
            <mrow>
              <mo fence="true" stretchy="false">(</mo>
              <mrow>
                <mi>t</mi>
              </mrow>
              <mo fence="true" stretchy="false">)</mo>
            </mrow>
          </mrow>
        </mrow>
      </mrow>
      <mi mathvariant="italic">dt</mi>
    </mrow>
    <annotation encoding="StarMath 5.0">int from{Birth} to{Death} sum to{"All causes"} {Excitement_cause( t )} dt</annotation>
  </semantics>
</math>
</file>